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76B315F58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2cm" svg:height="20cm" svg:x="0.4cm" svg:y="0.5cm">
          <draw:image xlink:href="Pictures/10000000000001E000000176B315F5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13:21:54.894975373</meta:creation-date>
    <dc:date>2016-10-24T08:49:20.791405968</dc:date>
    <meta:editing-duration>P0D</meta:editing-duration>
    <meta:editing-cycles>2</meta:editing-cycles>
    <meta:generator>LibreOffice/4.2.8.2$Linux_X86_64 LibreOffice_project/420m0$Build-2</meta:generator>
    <meta:document-statistic meta:object-count="24"/>
  </office:meta>
</office:document-meta>
</file>